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b07" officeooo:paragraph-rsid="0015ab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1</text:p>
      <text:p text:style-name="P1"/>
      <text:p text:style-name="P1">#speech</text:p>
      <text:p text:style-name="P1">import speech_recognition as sr </text:p>
      <text:p text:style-name="P1"/>
      <text:p text:style-name="P1">#Record audio</text:p>
      <text:p text:style-name="P1">r = sr.Recognizer()</text:p>
      <text:p text:style-name="P1">with sr.Microphone() as source:</text:p>
      <text:p text:style-name="P1"><text:tab/>r.adjust_for_ambient_noise(source,duration=5)</text:p>
      <text:p text:style-name="P1"><text:tab/>r.dynamic_energy_threshold = True</text:p>
      <text:p text:style-name="P1"><text:tab/>print("say something!")</text:p>
      <text:p text:style-name="P1"><text:tab/>audio = r.listen(source)</text:p>
      <text:p text:style-name="P1"/>
      <text:p text:style-name="P1">try:</text:p>
      <text:p text:style-name="P1"><text:tab/>print("you said: " + r.recognize_google(audio))</text:p>
      <text:p text:style-name="P1">except sr.UnKnownValveError:</text:p>
      <text:p text:style-name="P1"><text:tab/>print("Google Speech Recognition could not understand audio")</text:p>
      <text:p text:style-name="P1">except sr.RequestError as e:</text:p>
      <text:p text:style-name="P1"><text:tab/>print("could not request results from Google Speech Recognition service; {0}".format(e))</text:p>
      <text:p text:style-name="P1"/>
      <text:p text:style-name="P1"/>
      <text:p text:style-name="P1">output</text:p>
      <text:p text:style-name="P1"/>
      <text:p text:style-name="P1">say something!</text:p>
      <text:p text:style-name="P1">you said: hello hi how are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09:08:47.247893358</meta:creation-date>
    <dc:date>2018-11-16T09:10:20.515278318</dc:date>
    <meta:editing-duration>PT1M36S</meta:editing-duration>
    <meta:editing-cycles>1</meta:editing-cycles>
    <meta:document-statistic meta:table-count="0" meta:image-count="0" meta:object-count="0" meta:page-count="1" meta:paragraph-count="19" meta:word-count="64" meta:character-count="549" meta:non-whitespace-character-count="496"/>
    <meta:generator>LibreOffice/6.0.3.2$Linux_X86_64 LibreOffice_project/00m0$Build-2</meta:generator>
  </office:meta>
</office:document-meta>
</file>